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D000001FBDE69F2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e7346" officeooo:paragraph-rsid="000e73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234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5.93cm" draw:z-index="0"><draw:image xlink:href="Pictures/10000001000005AD000001FBDE69F2DB.png" xlink:type="simple" xlink:show="embed" xlink:actuate="onLoad" draw:mime-type="image/png"/></draw:frame><text:soft-page-break/></text:p>
      <text:p text:style-name="P2">Resultado de la aplicación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6:55:50.701000000</meta:creation-date>
    <dc:date>2024-10-16T16:56:36.018000000</dc:date>
    <meta:editing-duration>PT44S</meta:editing-duration>
    <meta:editing-cycles>2</meta:editing-cycles>
    <meta:generator>LibreOffice/24.8.1.2$Windows_X86_64 LibreOffice_project/87fa9aec1a63e70835390b81c40bb8993f1d4ff6</meta:generator>
    <meta:document-statistic meta:table-count="0" meta:image-count="1" meta:object-count="0" meta:page-count="2" meta:paragraph-count="4" meta:word-count="8" meta:character-count="53" meta:non-whitespace-character-count="49"/>
  </office:meta>
</office:document-meta>
</file>